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02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0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m Desktop/Mobil</text:span></text:p>
          </draw:text-box>
        </draw:frame>
        <draw:custom-shape draw:style-name="gr4" draw:text-style-name="P2" xml:id="id6" draw:id="id6" draw:layer="layout" svg:width="4.528cm" svg:height="1.8cm" svg:x="11.837cm" svg:y="9.9cm">
          <text:p text:style-name="P1"><text:span text:style-name="T1">(HOC) Searc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29cm" svg:height="1.8cm" svg:x="6.302cm" svg:y="9.9cm">
          <text:p text:style-name="P1"><text:span text:style-name="T1">/calc</text:span></text:p>
          <text:p text:style-name="P1"><text:span text:style-name="T1">Offline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528cm" svg:height="1.8cm" svg:x="17.372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6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6" draw:text-style-name="P4" draw:layer="layout" svg:x1="13.3cm" svg:y1="7.2cm" svg:x2="8.566cm" svg:y2="9.9cm" draw:start-shape="id4" draw:start-glue-point="2" draw:end-shape="id5" svg:d="M13300 7200v1350h-4734v1350" svg:viewBox="0 0 4735 2701">
          <text:p/>
        </draw:connector>
        <draw:connector draw:style-name="gr6" draw:text-style-name="P4" draw:layer="layout" svg:x1="13.3cm" svg:y1="7.2cm" svg:x2="14.101cm" svg:y2="9.9cm" draw:start-shape="id4" draw:start-glue-point="2" draw:end-shape="id6" svg:d="M13300 7200v1350h801v1350" svg:viewBox="0 0 802 2701">
          <text:p/>
        </draw:connector>
        <draw:connector draw:style-name="gr6" draw:text-style-name="P4" draw:layer="layout" svg:x1="13.3cm" svg:y1="7.2cm" svg:x2="19.636cm" svg:y2="9.9cm" draw:start-shape="id4" draw:start-glue-point="2" draw:end-shape="id7" svg:d="M13300 7200v1350h6336v1350" svg:viewBox="0 0 6337 2701">
          <text:p/>
        </draw:connector>
        <draw:custom-shape draw:style-name="gr4" draw:text-style-name="P2" xml:id="id8" draw:id="id8" draw:layer="layout" svg:width="4.528cm" svg:height="1.8cm" svg:x="0.8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3.064cm" svg:y2="9.9cm" draw:start-shape="id4" draw:start-glue-point="2" draw:end-shape="id8" draw:end-glue-point="0" svg:d="M13300 7200v1350h-10236v1350" svg:viewBox="0 0 10237 2701">
          <text:p/>
        </draw:connector>
        <draw:custom-shape draw:style-name="gr7" draw:text-style-name="P2" xml:id="id9" draw:id="id9" draw:layer="layout" svg:width="4.3cm" svg:height="1.7cm" svg:x="0.9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3.064cm" svg:y1="11.7cm" svg:x2="3.05cm" svg:y2="12.9cm" draw:start-shape="id8" draw:start-glue-point="2" draw:end-shape="id9" svg:d="M3064 11700l-14 1200" svg:viewBox="0 0 15 1201">
          <text:p/>
        </draw:connector>
        <draw:connector draw:style-name="gr6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7" draw:text-style-name="P2" xml:id="id10" draw:id="id10" draw:layer="layout" svg:width="4.3cm" svg:height="1.7cm" svg:x="9.2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101cm" svg:y1="11.7cm" svg:x2="11.35cm" svg:y2="12.9cm" draw:start-shape="id6" draw:start-glue-point="2" draw:end-shape="id10" draw:end-glue-point="0" svg:d="M14101 11700v600h-2751v600" svg:viewBox="0 0 2752 1201">
          <text:p/>
        </draw:connector>
        <draw:connector draw:style-name="gr6" draw:text-style-name="P4" draw:layer="layout" svg:x1="14.101cm" svg:y1="11.7cm" svg:x2="16.85cm" svg:y2="12.9cm" draw:start-shape="id6" draw:start-glue-point="2" draw:end-shape="id11" svg:d="M14101 11700v600h2749v600" svg:viewBox="0 0 2750 1201">
          <text:p/>
        </draw:connector>
        <draw:custom-shape draw:style-name="gr4" draw:text-style-name="P2" xml:id="id12" draw:id="id12" draw:layer="layout" svg:width="4.528cm" svg:height="1.8cm" svg:x="22.872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25.136cm" svg:y2="9.9cm" draw:start-shape="id4" draw:start-glue-point="2" draw:end-shape="id12" svg:d="M13300 7200v1350h11836v1350" svg:viewBox="0 0 11837 270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4:20:01.938164409</dc:date>
    <meta:editing-duration>PT2H9M30S</meta:editing-duration>
    <meta:editing-cycles>24</meta:editing-cycles>
    <meta:generator>LibreOffice/6.0.7.3$Linux_X86_64 LibreOffice_project/00m0$Build-3</meta:generator>
    <meta:document-statistic meta:object-count="47"/>
  </office:meta>
</office:document-meta>
</file>